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37cm" fo:min-width="1.514cm"/>
    </style:style>
    <style:style style:name="gr2" style:family="graphic" style:parent-style-name="standard">
      <style:graphic-properties svg:stroke-color="#666666" draw:textarea-horizontal-align="justify" draw:textarea-vertical-align="middle" draw:auto-grow-height="false" fo:min-height="1.261cm" fo:min-width="0.592cm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338cm" fo:min-width="1.51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83cm" fo:min-width="1.06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0.61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001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draw:fill="none" fo:min-height="1.214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567cm" fo:min-width="0.318cm"/>
      <style:paragraph-properties style:writing-mode="lr-tb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0.55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8cm" fo:min-width="0.99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2cm" fo:min-width="0.99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1cm" fo:min-width="0.99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6cm" fo:min-width="1.979cm"/>
      <style:paragraph-properties style:writing-mode="lr-tb"/>
    </style:style>
    <style:style style:name="gr19" style:family="graphic" style:parent-style-name="standard">
      <style:graphic-properties svg:stroke-width="0.053cm" svg:stroke-color="#000000" draw:marker-start="Arrow" draw:marker-start-width="0.279cm" draw:marker-end-width="0.279cm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983cm"/>
      <style:paragraph-properties style:writing-mode="lr-tb"/>
    </style:style>
    <style:style style:name="gr2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size="15pt" fo:language="en" fo:country="GB"/>
    </style:style>
    <style:style style:name="P2" style:family="paragraph">
      <style:paragraph-properties fo:text-align="center" style:writing-mode="lr-tb"/>
      <style:text-properties fo:font-size="15pt" fo:language="en" fo:country="GB"/>
    </style:style>
    <style:style style:name="P3" style:family="paragraph">
      <style:paragraph-properties fo:text-align="center"/>
      <style:text-properties fo:font-size="15pt"/>
    </style:style>
    <style:style style:name="P4" style:family="paragraph">
      <loext:graphic-properties draw:fill="none" draw:fill-color="#ffffff"/>
      <style:paragraph-properties style:writing-mode="lr-tb"/>
      <style:text-properties fo:color="#000000" fo:font-size="15pt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fo:font-size="15pt"/>
    </style:style>
    <style:style style:name="P6" style:family="paragraph">
      <loext:graphic-properties draw:fill="none"/>
      <style:paragraph-properties style:writing-mode="lr-tb"/>
      <style:text-properties fo:color="#000000" fo:font-size="15pt" style:font-size-asian="12pt" style:font-size-complex="12pt"/>
    </style:style>
    <style:style style:name="P7" style:family="paragraph">
      <style:paragraph-properties fo:text-align="center" style:writing-mode="lr-tb"/>
      <style:text-properties fo:font-size="15pt" fo:language="en" fo:country="GB" style:font-size-asian="9pt" style:font-size-complex="9pt"/>
    </style:style>
    <style:style style:name="P8" style:family="paragraph">
      <loext:graphic-properties draw:fill="none" draw:fill-color="#ffffff"/>
      <style:paragraph-properties style:writing-mode="lr-tb"/>
      <style:text-properties fo:font-size="15pt" fo:language="en" fo:country="GB" style:font-size-asian="12pt" style:font-size-complex="12pt"/>
    </style:style>
    <style:style style:name="P9" style:family="paragraph">
      <loext:graphic-properties draw:fill="none" draw:fill-color="#ffffff"/>
      <style:paragraph-properties style:writing-mode="lr-tb"/>
      <style:text-properties style:use-window-font-color="true" style:text-position="0% 100%" fo:font-size="15pt" style:font-size-asian="10.5pt" style:font-size-complex="10.5pt"/>
    </style:style>
    <style:style style:name="P10" style:family="paragraph">
      <loext:graphic-properties draw:fill="none" draw:fill-color="#ffffff"/>
      <style:paragraph-properties style:writing-mode="lr-tb"/>
      <style:text-properties fo:font-size="15pt" fo:language="en" fo:country="GB" style:font-size-asian="15pt" style:font-size-complex="15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size="15pt" fo:language="en" fo:country="GB"/>
    </style:style>
    <style:style style:name="T2" style:family="text">
      <style:text-properties fo:color="#000000" fo:font-size="15pt" style:font-size-asian="12pt" style:font-size-complex="12pt"/>
    </style:style>
    <style:style style:name="T3" style:family="text">
      <style:text-properties fo:color="#000000" style:text-position="-33% 58%" fo:font-size="15pt" style:font-size-asian="12pt" style:font-size-complex="12pt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15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-33% 58%" style:font-name="Liberation Sans" fo:font-size="15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5pt" fo:language="en" fo:country="GB" style:font-size-asian="9pt" style:font-size-complex="9pt"/>
    </style:style>
    <style:style style:name="T7" style:family="text">
      <style:text-properties fo:font-size="15pt" fo:language="en" fo:country="GB" style:font-size-asian="12pt" style:font-size-complex="12pt"/>
    </style:style>
    <style:style style:name="T8" style:family="text">
      <style:text-properties style:text-position="-33% 58%" fo:font-size="15pt" fo:language="en" fo:country="GB" style:font-size-asian="12pt" style:font-size-complex="12pt"/>
    </style:style>
    <style:style style:name="T9" style:family="text">
      <style:text-properties style:use-window-font-color="true" style:text-position="0% 100%" fo:font-size="15pt" style:font-size-asian="10.5pt" style:font-size-complex="10.5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language="en" fo:country="GB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3pt" fo:language="en" fo:country="GB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5pt" fo:language="en" fo:country="GB" style:font-size-asian="15pt" style:font-size-complex="15pt"/>
    </style:style>
    <style:style style:name="T13" style:family="text">
      <style:text-properties style:text-position="0% 100%"/>
    </style:style>
    <style:style style:name="T14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014cm" svg:height="0.587cm" svg:x="4.697cm" svg:y="1.1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2.182cm" svg:height="3.021cm" svg:x="7.8cm" svg:y="2.614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6.711cm" svg:y1="1.449cm" svg:x2="8.891cm" svg:y2="2.614cm" draw:start-shape="id1" draw:start-glue-point="1" draw:end-shape="id2" draw:end-glue-point="4" svg:d="M6711 1449h2180v1165" svg:viewBox="0 0 2181 1166">
          <text:p/>
        </draw:connector>
        <draw:custom-shape draw:style-name="gr4" draw:text-style-name="P1" xml:id="id3" draw:id="id3" draw:layer="layout" svg:width="2.014cm" svg:height="0.588cm" svg:x="5.446cm" svg:y="6.8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2.014cm" svg:height="0.588cm" draw:transform="rotate (1.5707963267949) translate (2.177cm 4.901cm)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7.46cm" svg:y1="7.096cm" svg:x2="8.891cm" svg:y2="5.635cm" draw:start-shape="id3" draw:start-glue-point="1" draw:end-shape="id2" draw:end-glue-point="6" svg:d="M7460 7096h1431v-1461" svg:viewBox="0 0 1432 1462">
          <text:p/>
        </draw:connector>
        <draw:connector draw:style-name="gr3" draw:text-style-name="P3" draw:layer="layout" svg:x1="2.471cm" svg:y1="2.887cm" svg:x2="4.697cm" svg:y2="1.449cm" draw:start-shape="id4" draw:start-glue-point="1" draw:end-shape="id1" draw:end-glue-point="3" svg:d="M2471 2887v-1438h2226" svg:viewBox="0 0 2227 1439">
          <text:p/>
        </draw:connector>
        <draw:connector draw:style-name="gr3" draw:text-style-name="P3" draw:layer="layout" svg:x1="2.471cm" svg:y1="4.901cm" svg:x2="5.446cm" svg:y2="7.096cm" draw:start-shape="id4" draw:start-glue-point="3" draw:end-shape="id3" draw:end-glue-point="3" svg:d="M2471 4901v2195h2975" svg:viewBox="0 0 2976 2196">
          <text:p/>
        </draw:connector>
        <draw:frame draw:style-name="gr5" draw:text-style-name="P4" draw:layer="layout" svg:width="1.564cm" svg:height="1.933cm" svg:x="6.031cm" svg:y="7.432cm">
          <draw:text-box>
            <text:p><text:span text:style-name="T2">R</text:span><text:span text:style-name="T3">7</text:span></text:p>
          </draw:text-box>
        </draw:frame>
        <draw:frame draw:style-name="gr6" draw:text-style-name="P4" draw:layer="layout" svg:width="1.327cm" svg:height="0.967cm" svg:x="5.156cm" svg:y="1.678cm">
          <draw:text-box>
            <text:p><text:span text:style-name="T2">R</text:span><text:span text:style-name="T3">4</text:span></text:p>
          </draw:text-box>
        </draw:frame>
        <draw:frame draw:style-name="gr7" draw:text-style-name="P4" draw:layer="layout" svg:width="1.115cm" svg:height="0.966cm" svg:x="1.22cm" svg:y="3.426cm">
          <draw:text-box>
            <text:p><text:span text:style-name="T2">R</text:span><text:span text:style-name="T3">6</text:span></text:p>
          </draw:text-box>
        </draw:frame>
        <draw:custom-shape draw:style-name="gr8" draw:text-style-name="P3" draw:layer="layout" svg:width="0.317cm" svg:height="0.353cm" svg:x="8.738cm" svg:y="1.3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318cm" svg:height="0.351cm" svg:x="8.723cm" svg:y="6.9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" draw:id="id5" draw:layer="layout" svg:width="0.317cm" svg:height="0.355cm" svg:x="2.264cm" svg:y="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3.172cm" svg:y1="2.785cm" svg:x2="3.172cm" svg:y2="5.349cm">
          <text:p/>
        </draw:line>
        <draw:frame draw:style-name="gr11" draw:text-style-name="P6" draw:layer="layout" svg:width="1.236cm" svg:height="1.464cm" svg:x="3.236cm" svg:y="3.31cm">
          <draw:text-box>
            <text:p><text:span text:style-name="T4">I</text:span><text:span text:style-name="T5">d</text:span></text:p>
          </draw:text-box>
        </draw:frame>
        <draw:custom-shape draw:style-name="gr8" draw:text-style-name="P3" draw:layer="layout" svg:width="0.317cm" svg:height="0.355cm" svg:x="4.366cm" svg:y="6.8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316cm" svg:height="0.353cm" svg:x="2.313cm" svg:y="6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1.156cm" svg:height="1.153cm" draw:transform="rotate (1.5707963267949) translate (2.891cm 7.659cm)">
          <text:p text:style-name="P7"><text:span text:style-name="T6">+</text:span></text:p>
          <text:p text:style-name="P7"><text:span text:style-name="T6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5" draw:layer="layout" svg:x1="2.913cm" svg:y1="6.182cm" svg:x2="4.486cm" svg:y2="6.192cm">
          <text:p/>
        </draw:line>
        <draw:frame draw:style-name="gr14" draw:text-style-name="P8" draw:layer="layout" svg:width="1.344cm" svg:height="0.966cm" svg:x="2.95cm" svg:y="7.642cm">
          <draw:text-box>
            <text:p><text:span text:style-name="T7">V</text:span><text:span text:style-name="T8">aux</text:span></text:p>
          </draw:text-box>
        </draw:frame>
        <draw:frame draw:style-name="gr15" draw:text-style-name="P9" draw:layer="layout" svg:width="1.498cm" svg:height="1.268cm" svg:x="4.062cm" svg:y="7.135cm">
          <draw:text-box>
            <text:p><text:span text:style-name="T9">9</text:span></text:p>
          </draw:text-box>
        </draw:frame>
        <draw:frame draw:style-name="gr16" draw:text-style-name="P9" draw:layer="layout" svg:width="1.492cm" svg:height="1.262cm" svg:x="8.828cm" svg:y="0.635cm">
          <draw:text-box>
            <text:p><text:span text:style-name="T9">5</text:span></text:p>
          </draw:text-box>
        </draw:frame>
        <draw:frame draw:style-name="gr15" draw:text-style-name="P9" draw:layer="layout" svg:width="1.498cm" svg:height="1.268cm" svg:x="8.25cm" svg:y="7.189cm">
          <draw:text-box>
            <text:p><text:span text:style-name="T9">8</text:span></text:p>
          </draw:text-box>
        </draw:frame>
        <draw:frame draw:style-name="gr17" draw:text-style-name="P9" draw:layer="layout" svg:width="1.492cm" svg:height="1.261cm" svg:x="1.602cm" svg:y="7.054cm">
          <draw:text-box>
            <text:p><text:span text:style-name="T9">7</text:span></text:p>
          </draw:text-box>
        </draw:frame>
        <draw:frame draw:style-name="gr18" draw:text-style-name="P10" draw:layer="layout" svg:width="2.479cm" svg:height="0.936cm" svg:x="8.791cm" svg:y="5.421cm">
          <draw:text-box>
            <text:p><text:span text:style-name="T10">V</text:span><text:span text:style-name="T11">d</text:span><text:span text:style-name="T10"> = K</text:span><text:span text:style-name="T11">d</text:span><text:span text:style-name="T10"> I</text:span><text:span text:style-name="T11">d</text:span><text:span text:style-name="T12"> </text:span></text:p>
          </draw:text-box>
        </draw:frame>
        <draw:ellipse draw:style-name="gr19" draw:text-style-name="P11" draw:layer="layout" svg:width="2.705cm" svg:height="2.704cm" svg:x="4.185cm" svg:y="2.947cm" draw:kind="arc" draw:start-angle="318.48" draw:end-angle="150.79">
          <text:p/>
        </draw:ellipse>
        <draw:frame draw:style-name="gr20" draw:text-style-name="P12" draw:layer="layout" svg:width="1.483cm" svg:height="1.114cm" svg:x="4.975cm" svg:y="3.17cm">
          <draw:text-box>
            <text:p><text:span text:style-name="T13">I</text:span><text:span text:style-name="T14">D</text:span></text:p>
          </draw:text-box>
        </draw:frame>
        <draw:g xml:id="id6" draw:id="id6">
          <draw:line draw:style-name="gr21" draw:text-style-name="P13" draw:layer="layout" svg:x1="1.801cm" svg:y1="2.443cm" svg:x2="0.238cm" svg:y2="2.457cm">
            <text:p/>
          </draw:line>
          <draw:line draw:style-name="gr21" draw:text-style-name="P13" draw:layer="layout" svg:x1="1.803cm" svg:y1="2.435cm" svg:x2="0.24cm" svg:y2="2.449cm">
            <text:p/>
          </draw:line>
          <draw:line draw:style-name="gr21" draw:text-style-name="P13" draw:layer="layout" svg:x1="0.666cm" svg:y1="2.757cm" svg:x2="1.443cm" svg:y2="2.757cm">
            <text:p/>
          </draw:line>
          <draw:line draw:style-name="gr21" draw:text-style-name="P13" draw:layer="layout" svg:x1="0.876cm" svg:y1="3.027cm" svg:x2="1.25cm" svg:y2="3.027cm">
            <text:p/>
          </draw:line>
          <draw:line draw:style-name="gr21" draw:text-style-name="P13" draw:layer="layout" svg:x1="1.041cm" svg:y1="2.424cm" svg:x2="1.048cm" svg:y2="1.73cm">
            <text:p/>
          </draw:line>
        </draw:g>
        <draw:connector draw:style-name="gr22" draw:text-style-name="P11" draw:layer="layout" svg:x1="2.264cm" svg:y1="1.476cm" svg:x2="1.02cm" svg:y2="1.73cm" draw:start-shape="id5" draw:start-glue-point="6" draw:end-shape="id6" draw:end-glue-point="0" svg:d="M2264 1476h-1244v254" svg:viewBox="0 0 1245 25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4-06T18:01:20.153617968</dc:date>
    <meta:editing-duration>PT42M38S</meta:editing-duration>
    <meta:editing-cycles>12</meta:editing-cycles>
    <meta:generator>LibreOffice/6.4.6.2$Linux_X86_64 LibreOffice_project/40$Build-2</meta:generator>
    <meta:document-statistic meta:object-count="35"/>
  </office:meta>
</office:document-meta>
</file>